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1e4eb8" officeooo:paragraph-rsid="00131f4f" style:font-weight-asian="bold" style:font-weight-complex="bold"/>
    </style:style>
    <style:style style:name="P3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2f19b" officeooo:paragraph-rsid="00ab4647" fo:background-color="transparent" style:font-weight-asian="bold" style:font-weight-complex="bold"/>
    </style:style>
    <style:style style:name="P5" style:family="paragraph" style:parent-style-name="Standard">
      <style:text-properties fo:language="en" fo:country="US" fo:font-weight="normal" officeooo:rsid="0100f487" officeooo:paragraph-rsid="00131f4f" fo:background-color="#dddddd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100f487" officeooo:paragraph-rsid="00ad7526" fo:background-color="#dddddd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100f487" officeooo:paragraph-rsid="00af3133" fo:background-color="#dddddd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100f487" officeooo:paragraph-rsid="00c939a9" fo:background-color="#ddddd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136227" officeooo:paragraph-rsid="0014818c" fo:background-color="transparent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136227" officeooo:paragraph-rsid="0050335d" fo:background-color="transparent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136227" officeooo:paragraph-rsid="00c919ad" fo:background-color="transparent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7bb7e8" officeooo:paragraph-rsid="007d3450" fo:background-color="transparent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7bb7e8" officeooo:paragraph-rsid="00ac4ef6" fo:background-color="transparent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377c68" officeooo:paragraph-rsid="00ad7526" fo:background-color="transparent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af3133" officeooo:paragraph-rsid="00af3133" fo:background-color="transparent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af3133" officeooo:paragraph-rsid="00b0c10d" fo:background-color="transparent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b0c10d" officeooo:paragraph-rsid="00b0c10d" fo:background-color="transparent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b388a3" officeooo:paragraph-rsid="00b388a3" fo:background-color="transparent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b5070c" officeooo:paragraph-rsid="00ad7526" fo:background-color="transparent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b896a6" officeooo:paragraph-rsid="00b896a6" fo:background-color="transparent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b896a6" officeooo:paragraph-rsid="00b90a67" fo:background-color="transparent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b90a67" officeooo:paragraph-rsid="00b90a67" fo:background-color="transparen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en" fo:country="US" fo:font-weight="normal" officeooo:rsid="00b90a67" officeooo:paragraph-rsid="00beef29" fo:background-color="transparent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baeb72" officeooo:paragraph-rsid="00baeb72" fo:background-color="transparent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bd5d84" officeooo:paragraph-rsid="00bd5d84" fo:background-color="transparent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beef29" officeooo:paragraph-rsid="00beef29" fo:background-color="transparent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bfeb95" officeooo:paragraph-rsid="00bfeb95" fo:background-color="transparent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c16922" officeooo:paragraph-rsid="00c16922" fo:background-color="transparent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0c4afe6" officeooo:paragraph-rsid="00c4afe6" fo:background-color="transparent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0c4afe6" officeooo:paragraph-rsid="00ccac85" fo:background-color="transparent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0c699d9" officeooo:paragraph-rsid="00c699d9" fo:background-color="transparent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0c699d9" officeooo:paragraph-rsid="00c6e73a" fo:background-color="transparent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0c6e73a" officeooo:paragraph-rsid="00c6e73a" fo:background-color="transparent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0c6e73a" officeooo:paragraph-rsid="00c811e2" fo:background-color="transparent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0c6e73a" officeooo:paragraph-rsid="00c919ad" fo:background-color="transparent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0c664df" officeooo:paragraph-rsid="00c664df" fo:background-color="transparent" style:font-weight-asian="normal" style:font-weight-complex="normal"/>
    </style:style>
    <style:style style:name="P37" style:family="paragraph" style:parent-style-name="Standard">
      <style:text-properties fo:language="en" fo:country="US" officeooo:rsid="001b8640" officeooo:paragraph-rsid="00131f4f"/>
    </style:style>
    <style:style style:name="P38" style:family="paragraph" style:parent-style-name="Standard">
      <style:text-properties fo:language="en" fo:country="US" fo:font-style="normal" fo:font-weight="normal" officeooo:rsid="0100f487" officeooo:paragraph-rsid="00ad7526" fo:background-color="#dddddd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en" fo:country="US" fo:font-style="normal" fo:font-weight="normal" officeooo:rsid="0100f487" officeooo:paragraph-rsid="00b5070c" fo:background-color="#dddddd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language="en" fo:country="US" fo:font-style="normal" fo:font-weight="normal" officeooo:rsid="0100f487" officeooo:paragraph-rsid="00b74983" fo:background-color="#dddddd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language="en" fo:country="US" fo:font-style="normal" fo:font-weight="normal" officeooo:rsid="0100f487" officeooo:paragraph-rsid="00beef29" fo:background-color="#dddddd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language="en" fo:country="US" fo:font-style="normal" fo:font-weight="normal" officeooo:rsid="0100f487" officeooo:paragraph-rsid="00b90a67" fo:background-color="#dddddd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language="en" fo:country="US" fo:font-style="normal" fo:font-weight="normal" officeooo:rsid="0100f487" officeooo:paragraph-rsid="00c4afe6" fo:background-color="#dddddd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language="en" fo:country="US" fo:font-style="normal" fo:font-weight="normal" officeooo:rsid="00c6fccd" officeooo:paragraph-rsid="00c811e2" fo:background-color="transparent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language="en" fo:country="US" officeooo:rsid="00119e79" officeooo:paragraph-rsid="00ab4647"/>
    </style:style>
    <style:style style:name="P46" style:family="paragraph" style:parent-style-name="Standard">
      <style:text-properties fo:language="en" fo:country="US" officeooo:rsid="00119e79" officeooo:paragraph-rsid="00ad7526" fo:background-color="transparent"/>
    </style:style>
    <style:style style:name="P47" style:family="paragraph" style:parent-style-name="Standard">
      <style:text-properties fo:language="en" fo:country="US" officeooo:rsid="00377c68" officeooo:paragraph-rsid="00ad7526" fo:background-color="transparent"/>
    </style:style>
    <style:style style:name="P48" style:family="paragraph" style:parent-style-name="Standard">
      <style:text-properties fo:font-size="6pt" fo:language="en" fo:country="US" fo:font-weight="bold" officeooo:rsid="001e4eb8" officeooo:paragraph-rsid="0014818c" style:font-size-asian="6pt" style:font-weight-asian="bold" style:font-size-complex="6pt" style:font-weight-complex="bold"/>
    </style:style>
    <style:style style:name="P49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50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51" style:family="paragraph" style:parent-style-name="Standard">
      <style:text-properties fo:color="#999999" fo:language="en" fo:country="US" fo:font-weight="bold" officeooo:rsid="001e4eb8" officeooo:paragraph-rsid="0014818c" style:font-weight-asian="bold" style:font-weight-complex="bold"/>
    </style:style>
    <style:style style:name="P52" style:family="paragraph" style:parent-style-name="Standard">
      <style:text-properties fo:color="#999999" fo:language="en" fo:country="US" fo:font-weight="bold" officeooo:rsid="003b1ec5" officeooo:paragraph-rsid="00131f4f" style:font-weight-asian="bold" style:font-weight-complex="bold"/>
    </style:style>
    <style:style style:name="P53" style:family="paragraph" style:parent-style-name="Standard">
      <style:text-properties officeooo:paragraph-rsid="00c699d9"/>
    </style:style>
    <style:style style:name="P54" style:family="paragraph" style:parent-style-name="Standard">
      <style:paragraph-properties fo:break-before="page"/>
      <style:text-properties fo:color="#999999" fo:language="en" fo:country="US" fo:font-weight="bold" officeooo:rsid="0032f19b" officeooo:paragraph-rsid="00131f4f" fo:background-color="transparent" style:font-weight-asian="bold" style:font-weight-complex="bold"/>
    </style:style>
    <style:style style:name="P55" style:family="paragraph" style:parent-style-name="Standard">
      <style:text-properties fo:language="en" fo:country="US" fo:font-weight="normal" officeooo:rsid="00b388a3" officeooo:paragraph-rsid="00d14620" fo:background-color="transparent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0b90a67" officeooo:paragraph-rsid="00d14620" fo:background-color="transparent" style:font-weight-asian="normal" style:font-weight-complex="normal"/>
    </style:style>
    <style:style style:name="P57" style:family="paragraph" style:parent-style-name="Standard">
      <style:text-properties officeooo:paragraph-rsid="00d14620"/>
    </style:style>
    <style:style style:name="T1" style:family="text">
      <style:text-properties officeooo:rsid="0043d0fb"/>
    </style:style>
    <style:style style:name="T2" style:family="text">
      <style:text-properties officeooo:rsid="00136227"/>
    </style:style>
    <style:style style:name="T3" style:family="text">
      <style:text-properties fo:font-weight="bold" fo:background-color="#fff200" loext:char-shading-value="0" style:font-weight-asian="bold" style:font-weight-complex="bold"/>
    </style:style>
    <style:style style:name="T4" style:family="text">
      <style:text-properties fo:font-weight="bold" officeooo:rsid="0094c10f" fo:background-color="#fff200" loext:char-shading-value="0" style:font-weight-asian="bold" style:font-weight-complex="bold"/>
    </style:style>
    <style:style style:name="T5" style:family="text">
      <style:text-properties fo:font-weight="bold" officeooo:rsid="00fb0d24" fo:background-color="#fff200" loext:char-shading-value="0" style:font-weight-asian="bold" style:font-weight-complex="bold"/>
    </style:style>
    <style:style style:name="T6" style:family="text">
      <style:text-properties fo:font-weight="bold" officeooo:rsid="00704232" fo:background-color="#fff200" loext:char-shading-value="0" style:font-weight-asian="bold" style:font-weight-complex="bold"/>
    </style:style>
    <style:style style:name="T7" style:family="text">
      <style:text-properties fo:font-weight="bold" officeooo:rsid="0075af38" fo:background-color="#fff200" loext:char-shading-value="0" style:font-weight-asian="bold" style:font-weight-complex="bold"/>
    </style:style>
    <style:style style:name="T8" style:family="text">
      <style:text-properties fo:font-weight="bold" officeooo:rsid="00ab4647" fo:background-color="#fff200" loext:char-shading-value="0" style:font-weight-asian="bold" style:font-weight-complex="bold"/>
    </style:style>
    <style:style style:name="T9" style:family="text">
      <style:text-properties fo:font-weight="bold" officeooo:rsid="00373dfb" fo:background-color="#fff200" loext:char-shading-value="0" style:font-weight-asian="bold" style:font-weight-complex="bold"/>
    </style:style>
    <style:style style:name="T10" style:family="text">
      <style:text-properties fo:font-weight="bold" officeooo:rsid="00ad7526" fo:background-color="#fff200" loext:char-shading-value="0" style:font-weight-asian="bold" style:font-weight-complex="bold"/>
    </style:style>
    <style:style style:name="T11" style:family="text">
      <style:text-properties fo:font-weight="bold" officeooo:rsid="00c2f5e1" fo:background-color="#fff200" loext:char-shading-value="0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36227" style:font-weight-asian="bold" style:font-weight-complex="bold"/>
    </style:style>
    <style:style style:name="T14" style:family="text">
      <style:text-properties fo:font-weight="bold" officeooo:rsid="00704232" style:font-weight-asian="bold" style:font-weight-complex="bold"/>
    </style:style>
    <style:style style:name="T15" style:family="text">
      <style:text-properties fo:font-weight="bold" officeooo:rsid="008ceef7" style:font-weight-asian="bold" style:font-weight-complex="bold"/>
    </style:style>
    <style:style style:name="T16" style:family="text">
      <style:text-properties fo:font-weight="bold" officeooo:rsid="00373dfb" style:font-weight-asian="bold" style:font-weight-complex="bold"/>
    </style:style>
    <style:style style:name="T17" style:family="text">
      <style:text-properties fo:font-weight="bold" officeooo:rsid="00ad7526" style:font-weight-asian="bold" style:font-weight-complex="bold"/>
    </style:style>
    <style:style style:name="T18" style:family="text">
      <style:text-properties fo:font-weight="bold" officeooo:rsid="00b0c10d" style:font-weight-asian="bold" style:font-weight-complex="bold"/>
    </style:style>
    <style:style style:name="T19" style:family="text">
      <style:text-properties fo:font-weight="bold" officeooo:rsid="00beef29" style:font-weight-asian="bold" style:font-weight-complex="bold"/>
    </style:style>
    <style:style style:name="T20" style:family="text">
      <style:text-properties fo:font-weight="bold" officeooo:rsid="00c6e73a" style:font-weight-asian="bold" style:font-weight-complex="bold"/>
    </style:style>
    <style:style style:name="T21" style:family="text">
      <style:text-properties fo:font-weight="bold" officeooo:rsid="00c919ad" style:font-weight-asian="bold" style:font-weight-complex="bold"/>
    </style:style>
    <style:style style:name="T22" style:family="text">
      <style:text-properties fo:font-weight="bold" officeooo:rsid="00ccac85" style:font-weight-asian="bold" style:font-weight-complex="bold"/>
    </style:style>
    <style:style style:name="T23" style:family="text">
      <style:text-properties fo:font-weight="bold" officeooo:rsid="00d21bd3" style:font-weight-asian="bold" style:font-weight-complex="bold"/>
    </style:style>
    <style:style style:name="T24" style:family="text">
      <style:text-properties fo:font-weight="bold" officeooo:rsid="0100f487" fo:background-color="#dddddd" loext:char-shading-value="0" style:font-weight-asian="bold" style:font-weight-complex="bold"/>
    </style:style>
    <style:style style:name="T25" style:family="text">
      <style:text-properties fo:font-weight="bold" officeooo:rsid="0075af38" fo:background-color="#dddddd" loext:char-shading-value="0" style:font-weight-asian="bold" style:font-weight-complex="bold"/>
    </style:style>
    <style:style style:name="T26" style:family="text">
      <style:text-properties fo:font-weight="bold" officeooo:rsid="00b5070c" fo:background-color="transparent" loext:char-shading-value="0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2ee51" style:font-weight-asian="normal" style:font-weight-complex="normal"/>
    </style:style>
    <style:style style:name="T29" style:family="text">
      <style:text-properties fo:font-weight="normal" officeooo:rsid="00377c68" style:font-weight-asian="normal" style:font-weight-complex="normal"/>
    </style:style>
    <style:style style:name="T30" style:family="text">
      <style:text-properties fo:font-weight="normal" officeooo:rsid="00373dfb" style:font-weight-asian="normal" style:font-weight-complex="normal"/>
    </style:style>
    <style:style style:name="T31" style:family="text">
      <style:text-properties fo:font-weight="normal" officeooo:rsid="00136227" style:font-weight-asian="normal" style:font-weight-complex="normal"/>
    </style:style>
    <style:style style:name="T32" style:family="text">
      <style:text-properties fo:font-weight="normal" officeooo:rsid="0038376e" style:font-weight-asian="normal" style:font-weight-complex="normal"/>
    </style:style>
    <style:style style:name="T33" style:family="text">
      <style:text-properties fo:font-weight="normal" officeooo:rsid="00707467" style:font-weight-asian="normal" style:font-weight-complex="normal"/>
    </style:style>
    <style:style style:name="T34" style:family="text">
      <style:text-properties fo:font-weight="normal" officeooo:rsid="00ad7526" style:font-weight-asian="normal" style:font-weight-complex="normal"/>
    </style:style>
    <style:style style:name="T35" style:family="text">
      <style:text-properties fo:font-weight="normal" officeooo:rsid="00bb70dd" fo:background-color="transparent" loext:char-shading-value="0" style:font-weight-asian="normal" style:font-weight-complex="normal"/>
    </style:style>
    <style:style style:name="T36" style:family="text">
      <style:text-properties fo:font-weight="normal" officeooo:rsid="00704232" fo:background-color="transparent" loext:char-shading-value="0" style:font-weight-asian="normal" style:font-weight-complex="normal"/>
    </style:style>
    <style:style style:name="T37" style:family="text">
      <style:text-properties fo:font-weight="normal" officeooo:rsid="0100f487" fo:background-color="#dddddd" loext:char-shading-value="0" style:font-weight-asian="normal" style:font-weight-complex="normal"/>
    </style:style>
    <style:style style:name="T38" style:family="text">
      <style:text-properties fo:font-weight="normal" officeooo:rsid="00a176b7" fo:background-color="#dddddd" loext:char-shading-value="0" style:font-weight-asian="normal" style:font-weight-complex="normal"/>
    </style:style>
    <style:style style:name="T39" style:family="text">
      <style:text-properties fo:font-weight="normal" officeooo:rsid="0014eac0" fo:background-color="#dddddd" loext:char-shading-value="0" style:font-weight-asian="normal" style:font-weight-complex="normal"/>
    </style:style>
    <style:style style:name="T40" style:family="text">
      <style:text-properties fo:font-weight="normal" officeooo:rsid="00357d7d" fo:background-color="#dddddd" loext:char-shading-value="0" style:font-weight-asian="normal" style:font-weight-complex="normal"/>
    </style:style>
    <style:style style:name="T41" style:family="text">
      <style:text-properties fo:font-weight="normal" officeooo:rsid="00373dfb" fo:background-color="#dddddd" loext:char-shading-value="0" style:font-weight-asian="normal" style:font-weight-complex="normal"/>
    </style:style>
    <style:style style:name="T42" style:family="text">
      <style:text-properties fo:font-weight="normal" officeooo:rsid="0094c10f" fo:background-color="#fff200" loext:char-shading-value="0" style:font-weight-asian="normal" style:font-weight-complex="normal"/>
    </style:style>
    <style:style style:name="T43" style:family="text">
      <style:text-properties fo:font-weight="normal" officeooo:rsid="00f062d5" fo:background-color="#fff200" loext:char-shading-value="0" style:font-weight-asian="normal" style:font-weight-complex="normal"/>
    </style:style>
    <style:style style:name="T44" style:family="text">
      <style:text-properties officeooo:rsid="0100f487" fo:background-color="#dddddd" loext:char-shading-value="0"/>
    </style:style>
    <style:style style:name="T45" style:family="text">
      <style:text-properties officeooo:rsid="00b0c10d" fo:background-color="#dddddd" loext:char-shading-value="0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baeb72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beef29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c919ad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fo:background-color="#fff200" loext:char-shading-value="0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0373dfb" fo:background-color="#fff200" loext:char-shading-value="0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baeb72" fo:background-color="#fff200" loext:char-shading-value="0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0b5070c" fo:background-color="transparent" loext:char-shading-value="0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0b74983" fo:background-color="transparent" loext:char-shading-value="0" style:font-style-asian="italic" style:font-weight-asian="bold" style:font-style-complex="italic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815d26" style:font-style-asian="italic" style:font-style-complex="italic"/>
    </style:style>
    <style:style style:name="T57" style:family="text">
      <style:text-properties fo:font-style="italic" officeooo:rsid="00377c68" style:font-style-asian="italic" style:font-style-complex="italic"/>
    </style:style>
    <style:style style:name="T58" style:family="text">
      <style:text-properties fo:font-style="italic" officeooo:rsid="00af3133" style:font-style-asian="italic" style:font-style-complex="italic"/>
    </style:style>
    <style:style style:name="T59" style:family="text">
      <style:text-properties fo:font-style="italic" officeooo:rsid="00baeb72" style:font-style-asian="italic" style:font-style-complex="italic"/>
    </style:style>
    <style:style style:name="T60" style:family="text">
      <style:text-properties fo:font-style="italic" officeooo:rsid="00beef29" style:font-style-asian="italic" style:font-style-complex="italic"/>
    </style:style>
    <style:style style:name="T61" style:family="text">
      <style:text-properties fo:font-style="italic" officeooo:rsid="0100f487" fo:background-color="#dddddd" loext:char-shading-value="0" style:font-style-asian="italic" style:font-style-complex="italic"/>
    </style:style>
    <style:style style:name="T62" style:family="text">
      <style:text-properties fo:font-style="normal" fo:font-weight="bold" officeooo:rsid="0100f487" fo:background-color="#dddddd" loext:char-shading-value="0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c919ad" fo:background-color="#dddddd" loext:char-shading-value="0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c919ad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373dfb" fo:background-color="#fff200" loext:char-shading-value="0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c919ad" fo:background-color="#fff200" loext:char-shading-value="0" style:font-style-asian="normal" style:font-weight-asian="bold" style:font-style-complex="normal" style:font-weight-complex="bold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b0c10d" style:font-style-asian="normal" style:font-style-complex="normal"/>
    </style:style>
    <style:style style:name="T69" style:family="text">
      <style:text-properties fo:font-style="normal" officeooo:rsid="00b74983" style:font-style-asian="normal" style:font-style-complex="normal"/>
    </style:style>
    <style:style style:name="T70" style:family="text">
      <style:text-properties fo:font-style="normal" officeooo:rsid="00c6fccd" style:font-style-asian="normal" style:font-style-complex="normal"/>
    </style:style>
    <style:style style:name="T71" style:family="text">
      <style:text-properties fo:font-style="normal" officeooo:rsid="00c2f5e1" style:font-style-asian="normal" style:font-style-complex="normal"/>
    </style:style>
    <style:style style:name="T72" style:family="text">
      <style:text-properties fo:font-style="normal" officeooo:rsid="00c919ad" style:font-style-asian="normal" style:font-style-complex="normal"/>
    </style:style>
    <style:style style:name="T73" style:family="text">
      <style:text-properties fo:font-style="normal" officeooo:rsid="00ce9c4b" style:font-style-asian="normal" style:font-style-complex="normal"/>
    </style:style>
    <style:style style:name="T74" style:family="text">
      <style:text-properties fo:font-style="normal" officeooo:rsid="00cf54e7" style:font-style-asian="normal" style:font-style-complex="normal"/>
    </style:style>
    <style:style style:name="T75" style:family="text">
      <style:text-properties fo:font-style="normal" officeooo:rsid="0100f487" fo:background-color="#dddddd" loext:char-shading-value="0" style:font-style-asian="normal" style:font-style-complex="normal"/>
    </style:style>
    <style:style style:name="T76" style:family="text">
      <style:text-properties fo:font-style="normal" officeooo:rsid="00c919ad" fo:background-color="#dddddd" loext:char-shading-value="0" style:font-style-asian="normal" style:font-style-complex="normal"/>
    </style:style>
    <style:style style:name="T77" style:family="text">
      <style:text-properties fo:font-style="normal" officeooo:rsid="00ccac85" fo:background-color="#dddddd" loext:char-shading-value="0" style:font-style-asian="normal" style:font-style-complex="normal"/>
    </style:style>
    <style:style style:name="T78" style:family="text">
      <style:text-properties fo:font-style="normal" officeooo:rsid="00cf54e7" fo:background-color="#dddddd" loext:char-shading-value="0" style:font-style-asian="normal" style:font-style-complex="normal"/>
    </style:style>
    <style:style style:name="T79" style:family="text">
      <style:text-properties fo:font-style="normal" officeooo:rsid="00d14620" fo:background-color="#dddddd" loext:char-shading-value="0" style:font-style-asian="normal" style:font-style-complex="normal"/>
    </style:style>
    <style:style style:name="T80" style:family="text">
      <style:text-properties officeooo:rsid="00704232"/>
    </style:style>
    <style:style style:name="T81" style:family="text">
      <style:text-properties officeooo:rsid="00bb70dd"/>
    </style:style>
    <style:style style:name="T82" style:family="text">
      <style:text-properties officeooo:rsid="00fb0d24" fo:background-color="#fff200" loext:char-shading-value="0"/>
    </style:style>
    <style:style style:name="T83" style:family="text">
      <style:text-properties officeooo:rsid="007f05cd" fo:background-color="#fff200" loext:char-shading-value="0"/>
    </style:style>
    <style:style style:name="T84" style:family="text">
      <style:text-properties officeooo:rsid="00373dfb"/>
    </style:style>
    <style:style style:name="T85" style:family="text">
      <style:text-properties fo:language="en" fo:country="US" fo:font-weight="normal" officeooo:rsid="00c664df" fo:background-color="transparent" loext:char-shading-value="0" style:font-weight-asian="normal" style:font-weight-complex="normal"/>
    </style:style>
    <style:style style:name="T86" style:family="text">
      <style:text-properties fo:language="en" fo:country="US" fo:font-style="italic" fo:font-weight="bold" officeooo:rsid="00373dfb" fo:background-color="#fff200" loext:char-shading-value="0" style:font-style-asian="italic" style:font-weight-asian="bold" style:font-style-complex="italic" style:font-weight-complex="bold"/>
    </style:style>
    <style:style style:name="T87" style:family="text">
      <style:text-properties fo:language="en" fo:country="US" fo:font-style="italic" fo:font-weight="normal" officeooo:rsid="0100f487" fo:background-color="#dddddd" loext:char-shading-value="0" style:font-style-asian="italic" style:font-weight-asian="normal" style:font-style-complex="italic" style:font-weight-complex="normal"/>
    </style:style>
    <style:style style:name="T88" style:family="text">
      <style:text-properties fo:language="en" fo:country="US"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89" style:family="text">
      <style:text-properties fo:language="en" fo:country="US" fo:font-style="normal" fo:font-weight="normal" officeooo:rsid="00c699d9" fo:background-color="#dddddd" loext:char-shading-value="0" style:font-style-asian="normal" style:font-weight-asian="normal" style:font-style-complex="normal" style:font-weight-complex="normal"/>
    </style:style>
    <style:style style:name="T90" style:family="text">
      <style:text-properties fo:language="en" fo:country="US" fo:font-style="normal" fo:font-weight="bold" officeooo:rsid="0100f487" fo:background-color="#dddddd" loext:char-shading-value="0" style:font-style-asian="normal" style:font-weight-asian="bold" style:font-style-complex="normal" style:font-weight-complex="bold"/>
    </style:style>
    <style:style style:name="T91" style:family="text">
      <style:text-properties fo:language="en" fo:country="US" fo:font-style="normal" fo:font-weight="bold" officeooo:rsid="00c699d9" fo:background-color="#dddddd" loext:char-shading-value="0" style:font-style-asian="normal" style:font-weight-asian="bold" style:font-style-complex="normal" style:font-weight-complex="bold"/>
    </style:style>
    <style:style style:name="T92" style:family="text">
      <style:text-properties officeooo:rsid="0032ee51"/>
    </style:style>
    <style:style style:name="T93" style:family="text">
      <style:text-properties officeooo:rsid="00ad7526"/>
    </style:style>
    <style:style style:name="T94" style:family="text">
      <style:text-properties officeooo:rsid="00af3133"/>
    </style:style>
    <style:style style:name="T95" style:family="text">
      <style:text-properties officeooo:rsid="00b0c10d"/>
    </style:style>
    <style:style style:name="T96" style:family="text">
      <style:text-properties officeooo:rsid="00b1baff"/>
    </style:style>
    <style:style style:name="T97" style:family="text">
      <style:text-properties officeooo:rsid="00b90a67"/>
    </style:style>
    <style:style style:name="T98" style:family="text">
      <style:text-properties officeooo:rsid="00baeb72"/>
    </style:style>
    <style:style style:name="T99" style:family="text">
      <style:text-properties officeooo:rsid="00beef29"/>
    </style:style>
    <style:style style:name="T100" style:family="text">
      <style:text-properties officeooo:rsid="007bb7e8"/>
    </style:style>
    <style:style style:name="T101" style:family="text">
      <style:text-properties officeooo:rsid="00c6e73a"/>
    </style:style>
    <style:style style:name="T102" style:family="text">
      <style:text-properties officeooo:rsid="00c6fccd"/>
    </style:style>
    <style:style style:name="T103" style:family="text">
      <style:text-properties officeooo:rsid="00c919ad"/>
    </style:style>
    <style:style style:name="T104" style:family="text">
      <style:text-properties officeooo:rsid="00ccac85"/>
    </style:style>
    <style:style style:name="T105" style:family="text">
      <style:text-properties officeooo:rsid="00d14620"/>
    </style:style>
    <style:style style:name="T106" style:family="text">
      <style:text-properties officeooo:rsid="00d21b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### <text:span text:style-name="T1">Intro</text:span> ###</text:p>
      <text:p text:style-name="P49"/>
      <text:p text:style-name="P45"><text:span text:style-name="T2">Here are some </text:span><text:span text:style-name="T8">Java</text:span><text:span text:style-name="T13"> improvements </text:span><text:span text:style-name="T92">of the </text:span><text:span text:style-name="T28">Eclipse IDE </text:span><text:span text:style-name="T42">201</text:span><text:span text:style-name="T43">9</text:span><text:span text:style-name="T4">-</text:span><text:span text:style-name="T7">12</text:span><text:span text:style-name="T28">,</text:span></text:p>
      <text:p text:style-name="P45"><text:span text:style-name="T40">improvements </text:span><text:span text:style-name="T37">that have been added </text:span><text:span text:style-name="T24">since the last release in </text:span><text:span text:style-name="T25">September</text:span><text:span text:style-name="T24"> </text:span><text:span text:style-name="T37">three months </text:span><text:span text:style-name="T39">ago</text:span><text:span text:style-name="T38">.</text:span></text:p>
      <text:p text:style-name="P4"/>
      <text:p text:style-name="P2"/>
      <text:p text:style-name="P51">### <text:span text:style-name="T84">Java </text:span>###</text:p>
      <text:p text:style-name="P48"/>
      <text:p text:style-name="P46"><text:span text:style-name="T29">The Eclipse 2019-</text:span><text:span text:style-name="T34">12</text:span><text:span text:style-name="T29"> IDE </text:span><text:span text:style-name="T30">has</text:span><text:span text:style-name="T31"> </text:span><text:span text:style-name="T9">built-in Java 1</text:span><text:span text:style-name="T10">3</text:span><text:span text:style-name="T13"> </text:span><text:span text:style-name="T16">support</text:span><text:span text:style-name="T30">:</text:span></text:p>
      <text:p text:style-name="P47"><text:span text:style-name="T37">When creating a new Java project,</text:span><text:span text:style-name="T27"> you can select the JRE </text:span><text:span text:style-name="T32">to use </text:span><text:span text:style-name="T27">from a list </text:span><text:span text:style-name="T33">that </text:span><text:span text:style-name="T41">now</text:span><text:span text:style-name="T33"> </text:span><text:span text:style-name="T34">g</text:span><text:span text:style-name="T33">oes </text:span><text:span text:style-name="T12">up to Java 1</text:span><text:span text:style-name="T17">3</text:span><text:span text:style-name="T27">.</text:span></text:p>
      <text:p text:style-name="P16"><text:span text:style-name="T45">M</text:span><text:span text:style-name="T44">ake sure, </text:span><text:span text:style-name="T45">w</text:span><text:span text:style-name="T44">hen using Java 13,</text:span> <text:span text:style-name="T106">that you have configured a </text:span><text:span text:style-name="T18">Java 13 JDK</text:span><text:span text:style-name="T95"> </text:span>in <text:span text:style-name="T56">Window […] Preferences […] </text:span><text:span text:style-name="T55">Java</text:span><text:span text:style-name="T56"> […] </text:span><text:span text:style-name="T46">Installed JREs</text:span><text:span text:style-name="T57">.</text:span></text:p>
      <text:p text:style-name="P14"/>
      <text:p text:style-name="P14"><text:span text:style-name="T93">A </text:span><text:span text:style-name="T17">new</text:span><text:span text:style-name="T93"> language </text:span><text:span text:style-name="T17">feature</text:span><text:span text:style-name="T93"> of Java 13 is </text:span><text:span text:style-name="T17">multi-line strings</text:span><text:span text:style-name="T93">, so-called </text:span><text:span text:style-name="T9">text blocks</text:span><text:span text:style-name="T93">,</text:span></text:p>
      <text:p text:style-name="P6">starting and ending with <text:span text:style-name="T12">three double quotes</text:span>.</text:p>
      <text:p text:style-name="P14"><text:span text:style-name="T44">To be more precise,</text:span> text blocks are <text:span text:style-name="T12">not a </text:span><text:span text:style-name="T17">regular</text:span> feature, but <text:span text:style-name="T17">only</text:span><text:span text:style-name="T93"> a</text:span> <text:span text:style-name="T9">preview feature</text:span><text:span text:style-name="T12"> of Java 13</text:span>.</text:p>
      <text:p text:style-name="P14"><text:span text:style-name="T93">T</text:span>hat’<text:span text:style-name="T104">s the reason for the</text:span> compil<text:span text:style-name="T94">e</text:span> error <text:span text:style-name="T104">here.</text:span></text:p>
      <text:p text:style-name="P15">A <text:span text:style-name="T12">Quick Fix</text:span> (<text:span text:style-name="T9">Ctrl+1</text:span>) offers to <text:span text:style-name="T12">go to</text:span> the <text:span text:style-name="T55">project compiler properties</text:span></text:p>
      <text:p text:style-name="P7"><text:span text:style-name="T67">where the preview features can be enabled </text:span><text:span text:style-name="T68">manuall</text:span><text:span text:style-name="T69">y</text:span><text:span text:style-name="T67">.</text:span></text:p>
      <text:p text:style-name="P17"><text:span text:style-name="T75">Alternatively,</text:span> the <text:span text:style-name="T12">preview features</text:span> can be <text:span text:style-name="T12">enabled directly</text:span> via the first Quick Fix <text:span text:style-name="T96">proposal.</text:span></text:p>
      <text:p text:style-name="P55">There is even a <text:span text:style-name="T12">shortcut</text:span>, <text:span text:style-name="T9">Ctrl+Shift+’</text:span>, to turn the selection into a text block <text:span text:style-name="T105">or, </text:span><text:span text:style-name="T75">when nothing is selected,</text:span><text:span text:style-name="T105"> create an empty text block.</text:span></text:p>
      <text:p text:style-name="P18"/>
      <text:p text:style-name="P38">The other preview feature of Java 13 is <text:span text:style-name="T104">the</text:span> enhanced <text:span text:style-name="T55">switch</text:span>.</text:p>
      <text:p text:style-name="P39">Enhanced switch statements and expressions,</text:p>
      <text:p text:style-name="P39">each as <text:span text:style-name="T55">case</text:span> with a colon as before and the new <text:span text:style-name="T55">labeled</text:span> with an arrow instead of the colon,</text:p>
      <text:p text:style-name="P39">were <text:span text:style-name="T12">already available as </text:span><text:span text:style-name="T22">a</text:span><text:span text:style-name="T12"> Java 12 preview feature</text:span>.</text:p>
      <text:p text:style-name="P19">In Java 13 the syntax of the <text:span text:style-name="T46">switch case </text:span><text:span text:style-name="T50">expression</text:span> has changed: <text:span text:style-name="T46">break</text:span><text:span text:style-name="T12"> </text:span><text:span text:style-name="T23">has </text:span><text:span text:style-name="T12">bec</text:span><text:span text:style-name="T23">o</text:span><text:span text:style-name="T12">me </text:span><text:span text:style-name="T51">yield</text:span>.</text:p>
      <text:p text:style-name="P40">By the way, in the classic <text:span text:style-name="T46">switch case</text:span><text:span text:style-name="T53"> </text:span><text:span text:style-name="T54">statement</text:span><text:span text:style-name="T26"> </text:span>it’s still <text:span text:style-name="T55">break</text:span>, otherwise backward compatibility would be broken.</text:p>
      <text:p text:style-name="P40">In contrast to the classic <text:span text:style-name="T55">switch case statement</text:span>, multiple constants per case can be specified comma-separated.</text:p>
      <text:p text:style-name="P14"/>
      <text:p text:style-name="P20"><text:span text:style-name="T75">There are a couple of </text:span><text:span text:style-name="T62">Java editor improvements</text:span><text:span text:style-name="T75"> that can be used with other Java versions too</text:span>.</text:p>
      <text:p text:style-name="P20"/>
      <text:p text:style-name="P42">When creating a new Java file without using the New Class dialog,</text:p>
      <text:p text:style-name="P21">but creating <text:span text:style-name="T9">an empty file</text:span> with the extension <text:span text:style-name="T55">.java</text:span> <text:span text:style-name="T97">instead</text:span>,</text:p>
      <text:p text:style-name="P22">the content assist provides <text:span text:style-name="T12">templates</text:span> to create a new <text:span text:style-name="T55">class</text:span>, <text:span text:style-name="T55">enum</text:span> or <text:span text:style-name="T55">interface</text:span>.</text:p>
      <text:p text:style-name="P20"/>
      <text:p text:style-name="P13">A cool new feature is <text:span text:style-name="T9">postfix completion</text:span>, <text:span text:style-name="T97">but that has to be enabled first:</text:span></text:p>
      <text:p text:style-name="P56">In <text:span text:style-name="T56">Window […] Preferences […] </text:span><text:span text:style-name="T58">Java</text:span><text:span text:style-name="T56"> […] </text:span><text:span text:style-name="T59">Editor</text:span><text:span text:style-name="T56"> […] </text:span><text:span text:style-name="T47">Content Assist</text:span><text:span text:style-name="T56"> […] </text:span><text:span text:style-name="T47">Advanced</text:span></text:p>
      <text:p text:style-name="P56">in <text:span text:style-name="T98">the upper area check </text:span><text:span text:style-name="T47">Java </text:span><text:span text:style-name="T52">Postfix Template</text:span><text:span text:style-name="T47"> Proposals</text:span><text:span text:style-name="T98">.</text:span></text:p>
      <text:p text:style-name="P24">For example, there are postfix templates to <text:span text:style-name="T12">iterate over a collection</text:span>,</text:p>
      <text:p text:style-name="P24">[…] for <text:span text:style-name="T46">“System out”</text:span>, […] to <text:span text:style-name="T12">create fields or constants</text:span>, <text:span text:style-name="T75">[…] and much more.</text:span></text:p>
      <text:p text:style-name="P24"/>
      <text:p text:style-name="P25">Resource leak warnings can be fixed by the <text:span text:style-name="T12">new Quick Fix</text:span> <text:span text:style-name="T52">Surround with try-with-resourc</text:span><text:span text:style-name="T50">es</text:span>.</text:p>
      <text:p text:style-name="P25">For <text:span text:style-name="T12">multiple resources</text:span>, <text:span text:style-name="T12">first select</text:span> the resources and then press <text:span text:style-name="T12">Ctrl+1</text:span>.</text:p>
      <text:p text:style-name="P12"/>
      <text:p text:style-name="P41">There are two new <text:span text:style-name="T12">source clean-up</text:span> options:</text:p>
      <text:p text:style-name="P23">In <text:span text:style-name="T99">Source</text:span><text:span text:style-name="T56"> […] </text:span><text:span text:style-name="T48">Clean-up</text:span><text:span text:style-name="T56"> […]</text:span>, <text:span text:style-name="T99">in the </text:span><text:span text:style-name="T60">Clean-ups</text:span><text:span text:style-name="T99"> configuration dialog, in the </text:span><text:span text:style-name="T19">tab </text:span><text:span text:style-name="T48">Unnecessary Code</text:span><text:span text:style-name="T99">:</text:span></text:p>
      <text:p text:style-name="P26">the option <text:span text:style-name="T52">Push down negation</text:span><text:span text:style-name="T100"> </text:span>[…]</text:p>
      <text:p text:style-name="P26">and the option <text:span text:style-name="T52">Remove unnecessary array creation</text:span><text:span text:style-name="T100">.</text:span></text:p>
      <text:p text:style-name="P12"/>
      <text:p text:style-name="P41">There are also <text:span text:style-name="T12">new options</text:span> in the <text:span text:style-name="T12">formatter</text:span>:</text:p>
      <text:p text:style-name="P27"/>
      <text:p text:style-name="P27">For <text:span text:style-name="T3">text blocks,</text:span> an <text:span text:style-name="T3">indentation policy</text:span> can be chosen.</text:p>
      <text:p text:style-name="P27"/>
      <text:p text:style-name="P27">In <text:span text:style-name="T55">Whitespace […] Expressions […] </text:span><text:span text:style-name="T46">Unary operators</text:span><text:span text:style-name="T55"> […</text:span>] it can be controlled</text:p>
      <text:p text:style-name="P27">whether a <text:span text:style-name="T3">space</text:span> should be added <text:span text:style-name="T12">after</text:span> the <text:span text:style-name="T50">not</text:span> operator, <text:span text:style-name="T75">independently from other <text:tab/> operators.</text:span></text:p>
      <text:p text:style-name="P26"/>
      <text:p text:style-name="P28">For <text:span text:style-name="T12">Javadoc</text:span> comments there is a new option whether to add a <text:span text:style-name="T9">blank line between tags of different type</text:span>.</text:p>
      <text:p text:style-name="P12"/>
      <text:p text:style-name="P12"><text:span text:style-name="T75">Talking about Javadoc comments,</text:span> when <text:span text:style-name="T9">validating Javadoc comments, </text:span><text:span text:style-name="T51">module-info</text:span> files are now also checked.</text:p>
      <text:p text:style-name="P43">This includes module-info-specific tags like <text:span text:style-name="T46">uses</text:span> and <text:span text:style-name="T46">provides</text:span>.</text:p>
      <text:p text:style-name="P12"/>
      <text:p text:style-name="P29">When <text:span text:style-name="T52">debugging</text:span> with <text:span text:style-name="T55">Java </text:span><text:span text:style-name="T46">Exception Breakpoints</text:span>,</text:p>
      <text:p text:style-name="P30">a dialog pops up <text:span text:style-name="T104">when the</text:span> same exception <text:span text:style-name="T55">instance</text:span> is <text:span text:style-name="T104">re-</text:span>thrown.</text:p>
      <text:p text:style-name="P36">You can choose either [...]</text:p>
      <text:p text:style-name="P53"><text:span text:style-name="T86">Skip</text:span><text:span text:style-name="T85">, </text:span><text:span text:style-name="T88">as this exception has </text:span><text:span text:style-name="T90">already caused the debugger to suspend</text:span><text:span text:style-name="T88"> and is therefore </text:span><text:span text:style-name="T90">known</text:span><text:span text:style-name="T88">, […]</text:span></text:p>
      <text:p text:style-name="P57"><text:span text:style-name="T85">or </text:span><text:span text:style-name="T86">Suspend</text:span><text:span text:style-name="T85"> </text:span><text:span text:style-name="T90">to analyze</text:span><text:span text:style-name="T88"> the same exception </text:span><text:span text:style-name="T87">instance</text:span><text:span text:style-name="T88"> at the location of a higher architectur</text:span><text:span text:style-name="T89">e level</text:span></text:p>
      <text:p text:style-name="P57"><text:span text:style-name="T90">where the </text:span><text:span text:style-name="T91">already known</text:span><text:span text:style-name="T90"> exception is re-thrown</text:span><text:span text:style-name="T88">.</text:span></text:p>
      <text:p text:style-name="P36"/>
      <text:p text:style-name="P31">When you check the <text:span text:style-name="T51">Remember my decision checkbox</text:span>, the <text:span text:style-name="T12">dialog will no longer pop up</text:span>.</text:p>
      <text:p text:style-name="P32">You can <text:span text:style-name="T12">undo</text:span> this <text:span text:style-name="T12">in</text:span> <text:span text:style-name="T56">Window […] Preferences […] </text:span><text:span text:style-name="T58">Java</text:span><text:span text:style-name="T56"> […] </text:span><text:span text:style-name="T46">Debug</text:span></text:p>
      <text:p text:style-name="P32"><text:span text:style-name="T101">via the </text:span><text:span text:style-name="T51">Suspend policy for recurring exception instances</text:span><text:span text:style-name="T101"> </text:span><text:span text:style-name="T20">pull-down</text:span><text:span text:style-name="T101">:</text:span></text:p>
      <text:p text:style-name="P33"><text:span text:style-name="T51">Unconfigured</text:span> means that the <text:span text:style-name="T12">dialog</text:span> will pop up <text:span text:style-name="T12">for prompting</text:span>,</text:p>
      <text:p text:style-name="P33"><text:span text:style-name="T51">Always</text:span> means <text:span text:style-name="T12">pausing the thread in any case</text:span>, <text:span text:style-name="T75">which was the former</text:span><text:span text:style-name="T77"> </text:span><text:span text:style-name="T75">behavior,</text:span></text:p>
      <text:p text:style-name="P34"><text:span text:style-name="T51">Only once</text:span> means <text:span text:style-name="T12">skipping </text:span>the <text:span text:style-name="T102">re-throwing </text:span><text:span text:style-name="T75">of the already known exception </text:span><text:span text:style-name="T61">instance</text:span><text:span text:style-name="T75">.</text:span></text:p>
      <text:p text:style-name="P44"/>
      <text:p text:style-name="P35"><text:span text:style-name="T72">Also n</text:span><text:span text:style-name="T70">ew and noteworthy </text:span><text:span text:style-name="T73">is</text:span><text:span text:style-name="T70"> </text:span><text:span text:style-name="T72">the </text:span><text:span text:style-name="T64">upgrade</text:span><text:span text:style-name="T72"> of the </text:span><text:span text:style-name="T65">embedded Mav</text:span><text:span text:style-name="T66">en</text:span><text:span text:style-name="T70"> </text:span><text:span text:style-name="T71">from 3.6.1 to </text:span><text:span text:style-name="T74">the latest Maven version</text:span><text:span text:style-name="T71"> </text:span><text:span text:style-name="T65">3.6.3</text:span></text:p>
      <text:p text:style-name="P11"><text:span text:style-name="T76">with </text:span><text:span text:style-name="T63">better </text:span><text:span text:style-name="T62">performance</text:span><text:span text:style-name="T75">, </text:span><text:span text:style-name="T62">less memory</text:span><text:span text:style-name="T75"> footprint, </text:span><text:span text:style-name="T62">less CPU</text:span><text:span text:style-name="T75"> usage</text:span></text:p>
      <text:p text:style-name="P11"><text:span text:style-name="T76">and </text:span><text:span text:style-name="T79">also</text:span><text:span text:style-name="T76"> </text:span><text:span text:style-name="T63">POM-less Tycho</text:span><text:span text:style-name="T76"> </text:span><text:span text:style-name="T78">to build Eclipse plug-ins and Eclipse-based application via Maven</text:span><text:span text:style-name="T76"> work with that version again.</text:span></text:p>
      <text:p text:style-name="P10"/>
      <text:p text:style-name="P9"/>
      <text:p text:style-name="P52">### Outro ###</text:p>
      <text:p text:style-name="P50"/>
      <text:p text:style-name="P37"><text:span text:style-name="T80">These were some of the </text:span><text:span text:style-name="T15">Java</text:span><text:span text:style-name="T80"> improvements</text:span></text:p>
      <text:p text:style-name="P37"><text:span text:style-name="T81">of the </text:span><text:span text:style-name="T14">quarterly </text:span><text:span text:style-name="T35">Rolling</text:span><text:span text:style-name="T36"> Release </text:span><text:span text:style-name="T11">December</text:span><text:span text:style-name="T6"> 201</text:span><text:span text:style-name="T5">9</text:span><text:span text:style-name="T80">.</text:span></text:p>
      <text:p text:style-name="P37"/>
      <text:p text:style-name="P5">The <text:span text:style-name="T16">general and Git</text:span><text:span text:style-name="T12"> improvements</text:span> are shown in a separate video.</text:p>
      <text:p text:style-name="P8"><text:span text:style-name="T103">For example, how to display </text:span><text:span text:style-name="T21">errors and warning as code minings</text:span><text:span text:style-name="T103"> in the Java editor</text:span></text:p>
      <text:p text:style-name="P8"><text:span text:style-name="T103">or how to enable the </text:span><text:span text:style-name="T21">interpretation </text:span><text:span text:style-name="T103">of</text:span><text:span text:style-name="T21"> </text:span><text:span text:style-name="T49">backspace</text:span><text:span text:style-name="T21"> and </text:span><text:span text:style-name="T49">carriage return</text:span><text:span text:style-name="T21"> </text:span><text:span text:style-name="T103">in the</text:span><text:span text:style-name="T21"> Console</text:span>.</text:p>
      <text:p text:style-name="P1"/>
      <text:p text:style-name="P3"><text:span text:style-name="T82">Thank</text:span><text:span text:style-name="T83">s</text:span> for watching and <text:span text:style-name="T82">happy coding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08:46:58.207000000</meta:creation-date>
    <dc:date>2019-12-17T10:23:17.475000000</dc:date>
    <meta:editing-duration>PT16H33M40S</meta:editing-duration>
    <meta:editing-cycles>116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66" meta:word-count="782" meta:character-count="4648" meta:non-whitespace-character-count="3930"/>
  </office:meta>
</office:document-meta>
</file>